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iterasi jacobi</text:p>
          </table:table-cell>
          <table:table-cell table:number-columns-repeated="5"/>
          <table:table-cell table:style-name="ce1" office:value-type="string" calcext:value-type="string">
            <text:p>iterasi gauss-seidel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terasi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/>
          <table:table-cell table:style-name="ce2" office:value-type="string" calcext:value-type="string">
            <text:p>iterasi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-[.D3]-2*[.E3]+[.F3]+2)/4" office:value-type="float" office:value="0" calcext:value-type="float">
            <text:p>0</text:p>
          </table:table-cell>
          <table:table-cell table:formula="of:=(-3*[.C3]+[.E3]-2*[.F3]-1)/6" office:value-type="float" office:value="-0.833333333333333" calcext:value-type="float">
            <text:p>-0.833333333333333</text:p>
          </table:table-cell>
          <table:table-cell table:formula="of:=(-2*[.C3]+[.D3]+3*[.F3]+3)/5" office:value-type="float" office:value="1" calcext:value-type="float">
            <text:p>1</text:p>
          </table:table-cell>
          <table:table-cell table:formula="of:=(-4*[.C3]-[.D3]+3*[.E3]+2)/(-8)" office:value-type="float" office:value="-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(-[.J3]-2*[.K3]+[.L3]+2)/4" office:value-type="float" office:value="0" calcext:value-type="float">
            <text:p>0</text:p>
          </table:table-cell>
          <table:table-cell table:formula="of:=(-3*[.I4]+[.K3]-2*[.L3]-1)/6" office:value-type="float" office:value="-0.333333333333333" calcext:value-type="float">
            <text:p>-0.333333333333333</text:p>
          </table:table-cell>
          <table:table-cell table:formula="of:=(-2*[.I4]+[.J4]+3*[.L3]+3)/5" office:value-type="float" office:value="1.13333333333333" calcext:value-type="float">
            <text:p>1.13333333333333</text:p>
          </table:table-cell>
          <table:table-cell table:formula="of:=(-4*[.I4]-[.J4]+3*[.K4]+2)/(-8)" office:value-type="float" office:value="-0.716666666666667" calcext:value-type="float">
            <text:p>-0.7166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-[.D4]-2*[.E4]+[.F4]+2)/4" office:value-type="float" office:value="0.208333333333333" calcext:value-type="float">
            <text:p>0.208333333333333</text:p>
          </table:table-cell>
          <table:table-cell table:formula="of:=(-3*[.C4]+[.E4]-2*[.F4]-1)/6" office:value-type="float" office:value="0" calcext:value-type="float">
            <text:p>0</text:p>
          </table:table-cell>
          <table:table-cell table:formula="of:=(-2*[.C4]+[.D4]+3*[.F4]+3)/5" office:value-type="float" office:value="0.433333333333333" calcext:value-type="float">
            <text:p>0.433333333333333</text:p>
          </table:table-cell>
          <table:table-cell table:formula="of:=(-4*[.C4]-[.D4]+3*[.E4]+2)/(-8)" office:value-type="float" office:value="-0.729166666666667" calcext:value-type="float">
            <text:p>-0.729166666666667</text:p>
          </table:table-cell>
          <table:table-cell/>
          <table:table-cell office:value-type="float" office:value="2" calcext:value-type="float">
            <text:p>2</text:p>
          </table:table-cell>
          <table:table-cell table:formula="of:=(-[.J4]-2*[.K4]+[.L4]+2)/4" office:value-type="float" office:value="-0.1625" calcext:value-type="float">
            <text:p>-0.1625</text:p>
          </table:table-cell>
          <table:table-cell table:formula="of:=(-3*[.I5]+[.K4]-2*[.L4]-1)/6" office:value-type="float" office:value="0.342361111111111" calcext:value-type="float">
            <text:p>0.342361111111111</text:p>
          </table:table-cell>
          <table:table-cell table:formula="of:=(-2*[.I5]+[.J5]+3*[.L4]+3)/5" office:value-type="float" office:value="0.303472222222222" calcext:value-type="float">
            <text:p>0.303472222222222</text:p>
          </table:table-cell>
          <table:table-cell table:formula="of:=(-4*[.I5]-[.J5]+3*[.K5]+2)/(-8)" office:value-type="float" office:value="-0.402256944444445" calcext:value-type="float">
            <text:p>-0.4022569444444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-[.D5]-2*[.E5]+[.F5]+2)/4" office:value-type="float" office:value="0.101041666666667" calcext:value-type="float">
            <text:p>0.101041666666667</text:p>
          </table:table-cell>
          <table:table-cell table:formula="of:=(-3*[.C5]+[.E5]-2*[.F5]-1)/6" office:value-type="float" office:value="0.0444444444444444" calcext:value-type="float">
            <text:p>0.0444444444444444</text:p>
          </table:table-cell>
          <table:table-cell table:formula="of:=(-2*[.C5]+[.D5]+3*[.F5]+3)/5" office:value-type="float" office:value="0.0791666666666666" calcext:value-type="float">
            <text:p>0.0791666666666666</text:p>
          </table:table-cell>
          <table:table-cell table:formula="of:=(-4*[.C5]-[.D5]+3*[.E5]+2)/(-8)" office:value-type="float" office:value="-0.308333333333333" calcext:value-type="float">
            <text:p>-0.308333333333333</text:p>
          </table:table-cell>
          <table:table-cell/>
          <table:table-cell office:value-type="float" office:value="3" calcext:value-type="float">
            <text:p>3</text:p>
          </table:table-cell>
          <table:table-cell table:formula="of:=(-[.J5]-2*[.K5]+[.L5]+2)/4" office:value-type="float" office:value="0.162109375" calcext:value-type="float">
            <text:p>0.162109375</text:p>
          </table:table-cell>
          <table:table-cell table:formula="of:=(-3*[.I6]+[.K5]-2*[.L5]-1)/6" office:value-type="float" office:value="-0.0630570023148148" calcext:value-type="float">
            <text:p>-0.0630570023148148</text:p>
          </table:table-cell>
          <table:table-cell table:formula="of:=(-2*[.I6]+[.J6]+3*[.L5]+3)/5" office:value-type="float" office:value="0.28119068287037" calcext:value-type="float">
            <text:p>0.28119068287037</text:p>
          </table:table-cell>
          <table:table-cell table:formula="of:=(-4*[.I6]-[.J6]+3*[.K6]+2)/(-8)" office:value-type="float" office:value="-0.282273943865741" calcext:value-type="float">
            <text:p>-0.2822739438657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-[.D6]-2*[.E6]+[.F6]+2)/4" office:value-type="float" office:value="0.372222222222222" calcext:value-type="float">
            <text:p>0.372222222222222</text:p>
          </table:table-cell>
          <table:table-cell table:formula="of:=(-3*[.C6]+[.E6]-2*[.F6]-1)/6" office:value-type="float" office:value="-0.101215277777778" calcext:value-type="float">
            <text:p>-0.101215277777778</text:p>
          </table:table-cell>
          <table:table-cell table:formula="of:=(-2*[.C6]+[.D6]+3*[.F6]+3)/5" office:value-type="float" office:value="0.383472222222222" calcext:value-type="float">
            <text:p>0.383472222222222</text:p>
          </table:table-cell>
          <table:table-cell table:formula="of:=(-4*[.C6]-[.D6]+3*[.E6]+2)/(-8)" office:value-type="float" office:value="-0.223611111111111" calcext:value-type="float">
            <text:p>-0.223611111111111</text:p>
          </table:table-cell>
          <table:table-cell/>
          <table:table-cell office:value-type="float" office:value="4" calcext:value-type="float">
            <text:p>4</text:p>
          </table:table-cell>
          <table:table-cell table:formula="of:=(-[.J6]-2*[.K6]+[.L6]+2)/4" office:value-type="float" office:value="0.304600423177083" calcext:value-type="float">
            <text:p>0.304600423177083</text:p>
          </table:table-cell>
          <table:table-cell table:formula="of:=(-3*[.I7]+[.K6]-2*[.L6]-1)/6" office:value-type="float" office:value="-0.178010449821566" calcext:value-type="float">
            <text:p>-0.178010449821566</text:p>
          </table:table-cell>
          <table:table-cell table:formula="of:=(-2*[.I7]+[.J7]+3*[.L6]+3)/5" office:value-type="float" office:value="0.273193374445409" calcext:value-type="float">
            <text:p>0.273193374445409</text:p>
          </table:table-cell>
          <table:table-cell table:formula="of:=(-4*[.I7]-[.J7]+3*[.K7]+2)/(-8)" office:value-type="float" office:value="-0.222398610056182" calcext:value-type="float">
            <text:p>-0.22239861005618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-[.D7]-2*[.E7]+[.F7]+2)/4" office:value-type="float" office:value="0.277664930555556" calcext:value-type="float">
            <text:p>0.277664930555556</text:p>
          </table:table-cell>
          <table:table-cell table:formula="of:=(-3*[.C7]+[.E7]-2*[.F7]-1)/6" office:value-type="float" office:value="-0.214328703703704" calcext:value-type="float">
            <text:p>-0.214328703703704</text:p>
          </table:table-cell>
          <table:table-cell table:formula="of:=(-2*[.C7]+[.D7]+3*[.F7]+3)/5" office:value-type="float" office:value="0.296701388888889" calcext:value-type="float">
            <text:p>0.296701388888889</text:p>
          </table:table-cell>
          <table:table-cell table:formula="of:=(-4*[.C7]-[.D7]+3*[.E7]+2)/(-8)" office:value-type="float" office:value="-0.220342881944444" calcext:value-type="float">
            <text:p>-0.220342881944444</text:p>
          </table:table-cell>
          <table:table-cell/>
          <table:table-cell office:value-type="float" office:value="5" calcext:value-type="float">
            <text:p>5</text:p>
          </table:table-cell>
          <table:table-cell table:formula="of:=(-[.J7]-2*[.K7]+[.L7]+2)/4" office:value-type="float" office:value="0.352306272718642" calcext:value-type="float">
            <text:p>0.352306272718642</text:p>
          </table:table-cell>
          <table:table-cell table:formula="of:=(-3*[.I8]+[.K7]-2*[.L7]-1)/6" office:value-type="float" office:value="-0.223154703933025" calcext:value-type="float">
            <text:p>-0.223154703933025</text:p>
          </table:table-cell>
          <table:table-cell table:formula="of:=(-2*[.I8]+[.J8]+3*[.L7]+3)/5" office:value-type="float" office:value="0.281007384092229" calcext:value-type="float">
            <text:p>0.281007384092229</text:p>
          </table:table-cell>
          <table:table-cell table:formula="of:=(-4*[.I8]-[.J8]+3*[.K8]+2)/(-8)" office:value-type="float" office:value="-0.207118970666893" calcext:value-type="float">
            <text:p>-0.20711897066689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-[.D8]-2*[.E8]+[.F8]+2)/4" office:value-type="float" office:value="0.35014576099537" calcext:value-type="float">
            <text:p>0.35014576099537</text:p>
          </table:table-cell>
          <table:table-cell table:formula="of:=(-3*[.C8]+[.E8]-2*[.F8]-1)/6" office:value-type="float" office:value="-0.182601273148148" calcext:value-type="float">
            <text:p>-0.182601273148148</text:p>
          </table:table-cell>
          <table:table-cell table:formula="of:=(-2*[.C8]+[.D8]+3*[.F8]+3)/5" office:value-type="float" office:value="0.31386255787037" calcext:value-type="float">
            <text:p>0.31386255787037</text:p>
          </table:table-cell>
          <table:table-cell table:formula="of:=(-4*[.C8]-[.D8]+3*[.E8]+2)/(-8)" office:value-type="float" office:value="-0.249221643518519" calcext:value-type="float">
            <text:p>-0.249221643518519</text:p>
          </table:table-cell>
          <table:table-cell/>
          <table:table-cell office:value-type="float" office:value="6" calcext:value-type="float">
            <text:p>6</text:p>
          </table:table-cell>
          <table:table-cell table:formula="of:=(-[.J8]-2*[.K8]+[.L8]+2)/4" office:value-type="float" office:value="0.363505241270419" calcext:value-type="float">
            <text:p>0.363505241270419</text:p>
          </table:table-cell>
          <table:table-cell table:formula="of:=(-3*[.I9]+[.K8]-2*[.L8]-1)/6" office:value-type="float" office:value="-0.23254506639754" calcext:value-type="float">
            <text:p>-0.23254506639754</text:p>
          </table:table-cell>
          <table:table-cell table:formula="of:=(-2*[.I9]+[.J9]+3*[.L8]+3)/5" office:value-type="float" office:value="0.283817507812189" calcext:value-type="float">
            <text:p>0.283817507812189</text:p>
          </table:table-cell>
          <table:table-cell table:formula="of:=(-4*[.I9]-[.J9]+3*[.K9]+2)/(-8)" office:value-type="float" office:value="-0.203747078094054" calcext:value-type="float">
            <text:p>-0.2037470780940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-[.D9]-2*[.E9]+[.F9]+2)/4" office:value-type="float" office:value="0.326413628472222" calcext:value-type="float">
            <text:p>0.326413628472222</text:p>
          </table:table-cell>
          <table:table-cell table:formula="of:=(-3*[.C9]+[.E9]-2*[.F9]-1)/6" office:value-type="float" office:value="-0.206355239679784" calcext:value-type="float">
            <text:p>-0.206355239679784</text:p>
          </table:table-cell>
          <table:table-cell table:formula="of:=(-2*[.C9]+[.D9]+3*[.F9]+3)/5" office:value-type="float" office:value="0.273888454861111" calcext:value-type="float">
            <text:p>0.273888454861111</text:p>
          </table:table-cell>
          <table:table-cell table:formula="of:=(-4*[.C9]-[.D9]+3*[.E9]+2)/(-8)" office:value-type="float" office:value="-0.215450737847222" calcext:value-type="float">
            <text:p>-0.215450737847222</text:p>
          </table:table-cell>
          <table:table-cell/>
          <table:table-cell office:value-type="float" office:value="7" calcext:value-type="float">
            <text:p>7</text:p>
          </table:table-cell>
          <table:table-cell table:formula="of:=(-[.J9]-2*[.K9]+[.L9]+2)/4" office:value-type="float" office:value="0.365290743169777" calcext:value-type="float">
            <text:p>0.365290743169777</text:p>
          </table:table-cell>
          <table:table-cell table:formula="of:=(-3*[.I10]+[.K9]-2*[.L9]-1)/6" office:value-type="float" office:value="-0.234093427584839" calcext:value-type="float">
            <text:p>-0.234093427584839</text:p>
          </table:table-cell>
          <table:table-cell table:formula="of:=(-2*[.I10]+[.J10]+3*[.L9]+3)/5" office:value-type="float" office:value="0.284816770358689" calcext:value-type="float">
            <text:p>0.284816770358689</text:p>
          </table:table-cell>
          <table:table-cell table:formula="of:=(-4*[.I10]-[.J10]+3*[.K10]+2)/(-8)" office:value-type="float" office:value="-0.203422595747725" calcext:value-type="float">
            <text:p>-0.2034225957477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-[.D10]-2*[.E10]+[.F10]+2)/4" office:value-type="float" office:value="0.360781898027585" calcext:value-type="float">
            <text:p>0.360781898027585</text:p>
          </table:table-cell>
          <table:table-cell table:formula="of:=(-3*[.C10]+[.E10]-2*[.F10]-1)/6" office:value-type="float" office:value="-0.212408492476852" calcext:value-type="float">
            <text:p>-0.212408492476852</text:p>
          </table:table-cell>
          <table:table-cell table:formula="of:=(-2*[.C10]+[.D10]+3*[.F10]+3)/5" office:value-type="float" office:value="0.298893057966821" calcext:value-type="float">
            <text:p>0.298893057966821</text:p>
          </table:table-cell>
          <table:table-cell table:formula="of:=(-4*[.C10]-[.D10]+3*[.E10]+2)/(-8)" office:value-type="float" office:value="-0.215295761296779" calcext:value-type="float">
            <text:p>-0.215295761296779</text:p>
          </table:table-cell>
          <table:table-cell/>
          <table:table-cell office:value-type="float" office:value="8" calcext:value-type="float">
            <text:p>8</text:p>
          </table:table-cell>
          <table:table-cell table:formula="of:=(-[.J10]-2*[.K10]+[.L10]+2)/4" office:value-type="float" office:value="0.365259322779934" calcext:value-type="float">
            <text:p>0.365259322779934</text:p>
          </table:table-cell>
          <table:table-cell table:formula="of:=(-3*[.I11]+[.K10]-2*[.L10]-1)/6" office:value-type="float" office:value="-0.234019334414277" calcext:value-type="float">
            <text:p>-0.234019334414277</text:p>
          </table:table-cell>
          <table:table-cell table:formula="of:=(-2*[.I11]+[.J11]+3*[.L10]+3)/5" office:value-type="float" office:value="0.285038846556536" calcext:value-type="float">
            <text:p>0.285038846556536</text:p>
          </table:table-cell>
          <table:table-cell table:formula="of:=(-4*[.I11]-[.J11]+3*[.K11]+2)/(-8)" office:value-type="float" office:value="-0.203512322870519" calcext:value-type="float">
            <text:p>-0.20351232287051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-[.D11]-2*[.E11]+[.F11]+2)/4" office:value-type="float" office:value="0.349831653811608" calcext:value-type="float">
            <text:p>0.349831653811608</text:p>
          </table:table-cell>
          <table:table-cell table:formula="of:=(-3*[.C11]+[.E11]-2*[.F11]-1)/6" office:value-type="float" office:value="-0.225476852253729" calcext:value-type="float">
            <text:p>-0.225476852253729</text:p>
          </table:table-cell>
          <table:table-cell table:formula="of:=(-2*[.C11]+[.D11]+3*[.F11]+3)/5" office:value-type="float" office:value="0.284028085515529" calcext:value-type="float">
            <text:p>0.284028085515529</text:p>
          </table:table-cell>
          <table:table-cell table:formula="of:=(-4*[.C11]-[.D11]+3*[.E11]+2)/(-8)" office:value-type="float" office:value="-0.208245009283372" calcext:value-type="float">
            <text:p>-0.208245009283372</text:p>
          </table:table-cell>
          <table:table-cell/>
          <table:table-cell office:value-type="float" office:value="9" calcext:value-type="float">
            <text:p>9</text:p>
          </table:table-cell>
          <table:table-cell table:formula="of:=(-[.J11]-2*[.K11]+[.L11]+2)/4" office:value-type="float" office:value="0.365107329607672" calcext:value-type="float">
            <text:p>0.365107329607672</text:p>
          </table:table-cell>
          <table:table-cell table:formula="of:=(-3*[.I12]+[.K11]-2*[.L11]-1)/6" office:value-type="float" office:value="-0.233876416087574" calcext:value-type="float">
            <text:p>-0.233876416087574</text:p>
          </table:table-cell>
          <table:table-cell table:formula="of:=(-2*[.I12]+[.J12]+3*[.L11]+3)/5" office:value-type="float" office:value="0.285074391217106" calcext:value-type="float">
            <text:p>0.285074391217106</text:p>
          </table:table-cell>
          <table:table-cell table:formula="of:=(-4*[.I12]-[.J12]+3*[.K12]+2)/(-8)" office:value-type="float" office:value="-0.203583783913525" calcext:value-type="float">
            <text:p>-0.2035837839135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-[.D12]-2*[.E12]+[.F12]+2)/4" office:value-type="float" office:value="0.362293917984825" calcext:value-type="float">
            <text:p>0.362293917984825</text:p>
          </table:table-cell>
          <table:table-cell table:formula="of:=(-3*[.C12]+[.E12]-2*[.F12]-1)/6" office:value-type="float" office:value="-0.224829476225425" calcext:value-type="float">
            <text:p>-0.224829476225425</text:p>
          </table:table-cell>
          <table:table-cell table:formula="of:=(-2*[.C12]+[.D12]+3*[.F12]+3)/5" office:value-type="float" office:value="0.290024962454588" calcext:value-type="float">
            <text:p>0.290024962454588</text:p>
          </table:table-cell>
          <table:table-cell table:formula="of:=(-4*[.C12]-[.D12]+3*[.E12]+2)/(-8)" office:value-type="float" office:value="-0.209779311694235" calcext:value-type="float">
            <text:p>-0.209779311694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-[.J12]-2*[.K12]+[.L12]+2)/4" office:value-type="float" office:value="0.365035962434959" calcext:value-type="float">
            <text:p>0.365035962434959</text:p>
          </table:table-cell>
          <table:table-cell table:formula="of:=(-3*[.I13]+[.K12]-2*[.L12]-1)/6" office:value-type="float" office:value="-0.233810988043454" calcext:value-type="float">
            <text:p>-0.233810988043454</text:p>
          </table:table-cell>
          <table:table-cell table:formula="of:=(-2*[.I13]+[.J13]+3*[.L12]+3)/5" office:value-type="float" office:value="0.28507314706921" calcext:value-type="float">
            <text:p>0.28507314706921</text:p>
          </table:table-cell>
          <table:table-cell table:formula="of:=(-4*[.I13]-[.J13]+3*[.K13]+2)/(-8)" office:value-type="float" office:value="-0.203610822438906" calcext:value-type="float">
            <text:p>-0.20361082243890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-[.D13]-2*[.E13]+[.F13]+2)/4" office:value-type="float" office:value="0.358750059905504" calcext:value-type="float">
            <text:p>0.358750059905504</text:p>
          </table:table-cell>
          <table:table-cell table:formula="of:=(-3*[.C13]+[.E13]-2*[.F13]-1)/6" office:value-type="float" office:value="-0.229549694685236" calcext:value-type="float">
            <text:p>-0.229549694685236</text:p>
          </table:table-cell>
          <table:table-cell table:formula="of:=(-2*[.C13]+[.D13]+3*[.F13]+3)/5" office:value-type="float" office:value="0.284248950544444" calcext:value-type="float">
            <text:p>0.284248950544444</text:p>
          </table:table-cell>
          <table:table-cell table:formula="of:=(-4*[.C13]-[.D13]+3*[.E13]+2)/(-8)" office:value-type="float" office:value="-0.205716086456236" calcext:value-type="float">
            <text:p>-0.20571608645623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-[.J13]-2*[.K13]+[.L13]+2)/4" office:value-type="float" office:value="0.365013467866532" calcext:value-type="float">
            <text:p>0.365013467866532</text:p>
          </table:table-cell>
          <table:table-cell table:formula="of:=(-3*[.I14]+[.K13]-2*[.L13]-1)/6" office:value-type="float" office:value="-0.233790935275429" calcext:value-type="float">
            <text:p>-0.233790935275429</text:p>
          </table:table-cell>
          <table:table-cell table:formula="of:=(-2*[.I14]+[.J14]+3*[.L13]+3)/5" office:value-type="float" office:value="0.285069932334958" calcext:value-type="float">
            <text:p>0.285069932334958</text:p>
          </table:table-cell>
          <table:table-cell table:formula="of:=(-4*[.I14]-[.J14]+3*[.K14]+2)/(-8)" office:value-type="float" office:value="-0.203618357601772" calcext:value-type="float">
            <text:p>-0.2036183576017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-[.D14]-2*[.E14]+[.F14]+2)/4" office:value-type="float" office:value="0.363833926785028" calcext:value-type="float">
            <text:p>0.363833926785028</text:p>
          </table:table-cell>
          <table:table-cell table:formula="of:=(-3*[.C14]+[.E14]-2*[.F14]-1)/6" office:value-type="float" office:value="-0.230094842709932" calcext:value-type="float">
            <text:p>-0.230094842709932</text:p>
          </table:table-cell>
          <table:table-cell table:formula="of:=(-2*[.C14]+[.D14]+3*[.F14]+3)/5" office:value-type="float" office:value="0.28716038522701" calcext:value-type="float">
            <text:p>0.28716038522701</text:p>
          </table:table-cell>
          <table:table-cell table:formula="of:=(-4*[.C14]-[.D14]+3*[.E14]+2)/(-8)" office:value-type="float" office:value="-0.205912038337069" calcext:value-type="float">
            <text:p>-0.2059120383370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-[.J14]-2*[.K14]+[.L14]+2)/4" office:value-type="float" office:value="0.365008178250935" calcext:value-type="float">
            <text:p>0.365008178250935</text:p>
          </table:table-cell>
          <table:table-cell table:formula="of:=(-3*[.I15]+[.K14]-2*[.L14]-1)/6" office:value-type="float" office:value="-0.233786314535717" calcext:value-type="float">
            <text:p>-0.233786314535717</text:p>
          </table:table-cell>
          <table:table-cell table:formula="of:=(-2*[.I15]+[.J15]+3*[.L14]+3)/5" office:value-type="float" office:value="0.285068451231419" calcext:value-type="float">
            <text:p>0.285068451231419</text:p>
          </table:table-cell>
          <table:table-cell table:formula="of:=(-4*[.I15]-[.J15]+3*[.K15]+2)/(-8)" office:value-type="float" office:value="-0.203619869403279" calcext:value-type="float">
            <text:p>-0.20361986940327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-[.D15]-2*[.E15]+[.F15]+2)/4" office:value-type="float" office:value="0.362465508479711" calcext:value-type="float">
            <text:p>0.362465508479711</text:p>
          </table:table-cell>
          <table:table-cell table:formula="of:=(-3*[.C15]+[.E15]-2*[.F15]-1)/6" office:value-type="float" office:value="-0.232086219742323" calcext:value-type="float">
            <text:p>-0.232086219742323</text:p>
          </table:table-cell>
          <table:table-cell table:formula="of:=(-2*[.C15]+[.D15]+3*[.F15]+3)/5" office:value-type="float" office:value="0.284900237741761" calcext:value-type="float">
            <text:p>0.284900237741761</text:p>
          </table:table-cell>
          <table:table-cell table:formula="of:=(-4*[.C15]-[.D15]+3*[.E15]+2)/(-8)" office:value-type="float" office:value="-0.204530036406356" calcext:value-type="float">
            <text:p>-0.2045300364063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-[.J15]-2*[.K15]+[.L15]+2)/4" office:value-type="float" office:value="0.3650073856674" calcext:value-type="float">
            <text:p>0.3650073856674</text:p>
          </table:table-cell>
          <table:table-cell table:formula="of:=(-3*[.I16]+[.K15]-2*[.L15]-1)/6" office:value-type="float" office:value="-0.233785661160704" calcext:value-type="float">
            <text:p>-0.233785661160704</text:p>
          </table:table-cell>
          <table:table-cell table:formula="of:=(-2*[.I16]+[.J16]+3*[.L15]+3)/5" office:value-type="float" office:value="0.285067991858932" calcext:value-type="float">
            <text:p>0.285067991858932</text:p>
          </table:table-cell>
          <table:table-cell table:formula="of:=(-4*[.I16]-[.J16]+3*[.K16]+2)/(-8)" office:value-type="float" office:value="-0.203620011758487" calcext:value-type="float">
            <text:p>-0.20362001175848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-[.D16]-2*[.E16]+[.F16]+2)/4" office:value-type="float" office:value="0.364438926963111" calcext:value-type="float">
            <text:p>0.364438926963111</text:p>
          </table:table-cell>
          <table:table-cell table:formula="of:=(-3*[.C16]+[.E16]-2*[.F16]-1)/6" office:value-type="float" office:value="-0.232239369147443" calcext:value-type="float">
            <text:p>-0.232239369147443</text:p>
          </table:table-cell>
          <table:table-cell table:formula="of:=(-2*[.C16]+[.D16]+3*[.F16]+3)/5" office:value-type="float" office:value="0.285878530815837" calcext:value-type="float">
            <text:p>0.285878530815837</text:p>
          </table:table-cell>
          <table:table-cell table:formula="of:=(-4*[.C16]-[.D16]+3*[.E16]+2)/(-8)" office:value-type="float" office:value="-0.204615612381095" calcext:value-type="float">
            <text:p>-0.20461561238109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-[.J16]-2*[.K16]+[.L16]+2)/4" office:value-type="float" office:value="0.365007416421088" calcext:value-type="float">
            <text:p>0.365007416421088</text:p>
          </table:table-cell>
          <table:table-cell table:formula="of:=(-3*[.I17]+[.K16]-2*[.L16]-1)/6" office:value-type="float" office:value="-0.233785705647893" calcext:value-type="float">
            <text:p>-0.233785705647893</text:p>
          </table:table-cell>
          <table:table-cell table:formula="of:=(-2*[.I17]+[.J17]+3*[.L16]+3)/5" office:value-type="float" office:value="0.285067885246894" calcext:value-type="float">
            <text:p>0.285067885246894</text:p>
          </table:table-cell>
          <table:table-cell table:formula="of:=(-4*[.I17]-[.J17]+3*[.K17]+2)/(-8)" office:value-type="float" office:value="-0.203619961963028" calcext:value-type="float">
            <text:p>-0.2036199619630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-[.D17]-2*[.E17]+[.F17]+2)/4" office:value-type="float" office:value="0.363966673783668" calcext:value-type="float">
            <text:p>0.363966673783668</text:p>
          </table:table-cell>
          <table:table-cell table:formula="of:=(-3*[.C17]+[.E17]-2*[.F17]-1)/6" office:value-type="float" office:value="-0.233034504218551" calcext:value-type="float">
            <text:p>-0.233034504218551</text:p>
          </table:table-cell>
          <table:table-cell table:formula="of:=(-2*[.C17]+[.D17]+3*[.F17]+3)/5" office:value-type="float" office:value="0.28500718795661" calcext:value-type="float">
            <text:p>0.28500718795661</text:p>
          </table:table-cell>
          <table:table-cell table:formula="of:=(-4*[.C17]-[.D17]+3*[.E17]+2)/(-8)" office:value-type="float" office:value="-0.204014906717814" calcext:value-type="float">
            <text:p>-0.20401490671781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-[.J17]-2*[.K17]+[.L17]+2)/4" office:value-type="float" office:value="0.36500749329777" calcext:value-type="float">
            <text:p>0.36500749329777</text:p>
          </table:table-cell>
          <table:table-cell table:formula="of:=(-3*[.I18]+[.K17]-2*[.L17]-1)/6" office:value-type="float" office:value="-0.233785778453393" calcext:value-type="float">
            <text:p>-0.233785778453393</text:p>
          </table:table-cell>
          <table:table-cell table:formula="of:=(-2*[.I18]+[.J18]+3*[.L17]+3)/5" office:value-type="float" office:value="0.285067869812397" calcext:value-type="float">
            <text:p>0.285067869812397</text:p>
          </table:table-cell>
          <table:table-cell table:formula="of:=(-4*[.I18]-[.J18]+3*[.K18]+2)/(-8)" office:value-type="float" office:value="-0.203619926837438" calcext:value-type="float">
            <text:p>-0.20361992683743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-[.D18]-2*[.E18]+[.F18]+2)/4" office:value-type="float" office:value="0.364751305396879" calcext:value-type="float">
            <text:p>0.364751305396879</text:p>
          </table:table-cell>
          <table:table-cell table:formula="of:=(-3*[.C18]+[.E18]-2*[.F18]-1)/6" office:value-type="float" office:value="-0.233143836659795" calcext:value-type="float">
            <text:p>-0.233143836659795</text:p>
          </table:table-cell>
          <table:table-cell table:formula="of:=(-2*[.C18]+[.D18]+3*[.F18]+3)/5" office:value-type="float" office:value="0.285397485612134" calcext:value-type="float">
            <text:p>0.285397485612134</text:p>
          </table:table-cell>
          <table:table-cell table:formula="of:=(-4*[.C18]-[.D18]+3*[.E18]+2)/(-8)" office:value-type="float" office:value="-0.204023671619213" calcext:value-type="float">
            <text:p>-0.2040236716192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-[.J18]-2*[.K18]+[.L18]+2)/4" office:value-type="float" office:value="0.36500752799779" calcext:value-type="float">
            <text:p>0.36500752799779</text:p>
          </table:table-cell>
          <table:table-cell table:formula="of:=(-3*[.I19]+[.K18]-2*[.L18]-1)/6" office:value-type="float" office:value="-0.23378581008435" calcext:value-type="float">
            <text:p>-0.23378581008435</text:p>
          </table:table-cell>
          <table:table-cell table:formula="of:=(-2*[.I19]+[.J19]+3*[.L18]+3)/5" office:value-type="float" office:value="0.285067870681551" calcext:value-type="float">
            <text:p>0.285067870681551</text:p>
          </table:table-cell>
          <table:table-cell table:formula="of:=(-4*[.I19]-[.J19]+3*[.K19]+2)/(-8)" office:value-type="float" office:value="-0.20361991376723" calcext:value-type="float">
            <text:p>-0.203619913767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-[.D19]-2*[.E19]+[.F19]+2)/4" office:value-type="float" office:value="0.364581298454078" calcext:value-type="float">
            <text:p>0.364581298454078</text:p>
          </table:table-cell>
          <table:table-cell table:formula="of:=(-3*[.C19]+[.E19]-2*[.F19]-1)/6" office:value-type="float" office:value="-0.233468181223346" calcext:value-type="float">
            <text:p>-0.233468181223346</text:p>
          </table:table-cell>
          <table:table-cell table:formula="of:=(-2*[.C19]+[.D19]+3*[.F19]+3)/5" office:value-type="float" office:value="0.285056507537761" calcext:value-type="float">
            <text:p>0.285056507537761</text:p>
          </table:table-cell>
          <table:table-cell table:formula="of:=(-4*[.C19]-[.D19]+3*[.E19]+2)/(-8)" office:value-type="float" office:value="-0.203791383988585" calcext:value-type="float">
            <text:p>-0.2037913839885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-[.J19]-2*[.K19]+[.L19]+2)/4" office:value-type="float" office:value="0.365007538738504" calcext:value-type="float">
            <text:p>0.365007538738504</text:p>
          </table:table-cell>
          <table:table-cell table:formula="of:=(-3*[.I20]+[.K19]-2*[.L19]-1)/6" office:value-type="float" office:value="-0.233785819666584" calcext:value-type="float">
            <text:p>-0.233785819666584</text:p>
          </table:table-cell>
          <table:table-cell table:formula="of:=(-2*[.I20]+[.J20]+3*[.L19]+3)/5" office:value-type="float" office:value="0.285067872310943" calcext:value-type="float">
            <text:p>0.285067872310943</text:p>
          </table:table-cell>
          <table:table-cell table:formula="of:=(-4*[.I20]-[.J20]+3*[.K20]+2)/(-8)" office:value-type="float" office:value="-0.203619910205675" calcext:value-type="float">
            <text:p>-0.20361991020567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-[.D20]-2*[.E20]+[.F20]+2)/4" office:value-type="float" office:value="0.36489094553981" calcext:value-type="float">
            <text:p>0.36489094553981</text:p>
          </table:table-cell>
          <table:table-cell table:formula="of:=(-3*[.C20]+[.E20]-2*[.F20]-1)/6" office:value-type="float" office:value="-0.233517436641217" calcext:value-type="float">
            <text:p>-0.233517436641217</text:p>
          </table:table-cell>
          <table:table-cell table:formula="of:=(-2*[.C20]+[.D20]+3*[.F20]+3)/5" office:value-type="float" office:value="0.285199013980549" calcext:value-type="float">
            <text:p>0.285199013980549</text:p>
          </table:table-cell>
          <table:table-cell table:formula="of:=(-4*[.C20]-[.D20]+3*[.E20]+2)/(-8)" office:value-type="float" office:value="-0.20378906375254" calcext:value-type="float">
            <text:p>-0.2037890637525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-[.J20]-2*[.K20]+[.L20]+2)/4" office:value-type="float" office:value="0.365007541209756" calcext:value-type="float">
            <text:p>0.365007541209756</text:p>
          </table:table-cell>
          <table:table-cell table:formula="of:=(-3*[.I21]+[.K20]-2*[.L20]-1)/6" office:value-type="float" office:value="-0.233785821817829" calcext:value-type="float">
            <text:p>-0.233785821817829</text:p>
          </table:table-cell>
          <table:table-cell table:formula="of:=(-2*[.I21]+[.J21]+3*[.L20]+3)/5" office:value-type="float" office:value="0.285067873029127" calcext:value-type="float">
            <text:p>0.285067873029127</text:p>
          </table:table-cell>
          <table:table-cell table:formula="of:=(-4*[.I21]-[.J21]+3*[.K21]+2)/(-8)" office:value-type="float" office:value="-0.203619909508274" calcext:value-type="float">
            <text:p>-0.2036199095082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-[.D21]-2*[.E21]+[.F21]+2)/4" office:value-type="float" office:value="0.364832586231895" calcext:value-type="float">
            <text:p>0.364832586231895</text:p>
          </table:table-cell>
          <table:table-cell table:formula="of:=(-3*[.C21]+[.E21]-2*[.F21]-1)/6" office:value-type="float" office:value="-0.2336492825223" calcext:value-type="float">
            <text:p>-0.2336492825223</text:p>
          </table:table-cell>
          <table:table-cell table:formula="of:=(-2*[.C21]+[.D21]+3*[.F21]+3)/5" office:value-type="float" office:value="0.285066696204309" calcext:value-type="float">
            <text:p>0.285066696204309</text:p>
          </table:table-cell>
          <table:table-cell table:formula="of:=(-4*[.C21]-[.D21]+3*[.E21]+2)/(-8)" office:value-type="float" office:value="-0.203693837052953" calcext:value-type="float">
            <text:p>-0.20369383705295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-[.J21]-2*[.K21]+[.L21]+2)/4" office:value-type="float" office:value="0.365007541562825" calcext:value-type="float">
            <text:p>0.365007541562825</text:p>
          </table:table-cell>
          <table:table-cell table:formula="of:=(-3*[.I22]+[.K21]-2*[.L21]-1)/6" office:value-type="float" office:value="-0.233785822107134" calcext:value-type="float">
            <text:p>-0.233785822107134</text:p>
          </table:table-cell>
          <table:table-cell table:formula="of:=(-2*[.I22]+[.J22]+3*[.L21]+3)/5" office:value-type="float" office:value="0.285067873248479" calcext:value-type="float">
            <text:p>0.285067873248479</text:p>
          </table:table-cell>
          <table:table-cell table:formula="of:=(-4*[.I22]-[.J22]+3*[.K22]+2)/(-8)" office:value-type="float" office:value="-0.203619909450159" calcext:value-type="float">
            <text:p>-0.20361990945015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-[.D22]-2*[.E22]+[.F22]+2)/4" office:value-type="float" office:value="0.364955513265182" calcext:value-type="float">
            <text:p>0.364955513265182</text:p>
          </table:table-cell>
          <table:table-cell table:formula="of:=(-3*[.C22]+[.E22]-2*[.F22]-1)/6" office:value-type="float" office:value="-0.233673898064245" calcext:value-type="float">
            <text:p>-0.233673898064245</text:p>
          </table:table-cell>
          <table:table-cell table:formula="of:=(-2*[.C22]+[.D22]+3*[.F22]+3)/5" office:value-type="float" office:value="0.28512080677101" calcext:value-type="float">
            <text:p>0.28512080677101</text:p>
          </table:table-cell>
          <table:table-cell table:formula="of:=(-4*[.C22]-[.D22]+3*[.E22]+2)/(-8)" office:value-type="float" office:value="-0.203689878275956" calcext:value-type="float">
            <text:p>-0.20368987827595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-[.J22]-2*[.K22]+[.L22]+2)/4" office:value-type="float" office:value="0.365007541540004" calcext:value-type="float">
            <text:p>0.365007541540004</text:p>
          </table:table-cell>
          <table:table-cell table:formula="of:=(-3*[.I23]+[.K22]-2*[.L22]-1)/6" office:value-type="float" office:value="-0.233785822078536" calcext:value-type="float">
            <text:p>-0.233785822078536</text:p>
          </table:table-cell>
          <table:table-cell table:formula="of:=(-2*[.I23]+[.J23]+3*[.L22]+3)/5" office:value-type="float" office:value="0.285067873298196" calcext:value-type="float">
            <text:p>0.285067873298196</text:p>
          </table:table-cell>
          <table:table-cell table:formula="of:=(-4*[.I23]-[.J23]+3*[.K23]+2)/(-8)" office:value-type="float" office:value="-0.203619909476638" calcext:value-type="float">
            <text:p>-0.2036199094766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x1 = </text:p>
          </table:table-cell>
          <table:table-cell table:formula="of:=[.C23]" office:value-type="float" office:value="0.364955513265182" calcext:value-type="float">
            <text:p>0.364955513265182</text:p>
          </table:table-cell>
          <table:table-cell table:number-columns-repeated="4"/>
          <table:table-cell table:style-name="ce3" office:value-type="string" calcext:value-type="string">
            <text:p>x1 = </text:p>
          </table:table-cell>
          <table:table-cell table:formula="of:=[.I23]" office:value-type="float" office:value="0.365007541540004" calcext:value-type="float">
            <text:p>0.3650075415400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x2 =</text:p>
          </table:table-cell>
          <table:table-cell table:formula="of:=[.D23]" office:value-type="float" office:value="-0.233673898064245" calcext:value-type="float">
            <text:p>-0.233673898064245</text:p>
          </table:table-cell>
          <table:table-cell table:number-columns-repeated="4"/>
          <table:table-cell table:style-name="ce3" office:value-type="string" calcext:value-type="string">
            <text:p>x2 =</text:p>
          </table:table-cell>
          <table:table-cell table:formula="of:=[.J23]" office:value-type="float" office:value="-0.233785822078536" calcext:value-type="float">
            <text:p>-0.2337858220785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x3 =</text:p>
          </table:table-cell>
          <table:table-cell table:formula="of:=[.E23]" office:value-type="float" office:value="0.28512080677101" calcext:value-type="float">
            <text:p>0.28512080677101</text:p>
          </table:table-cell>
          <table:table-cell table:number-columns-repeated="4"/>
          <table:table-cell table:style-name="ce3" office:value-type="string" calcext:value-type="string">
            <text:p>x3 =</text:p>
          </table:table-cell>
          <table:table-cell table:formula="of:=[.K23]" office:value-type="float" office:value="0.285067873298196" calcext:value-type="float">
            <text:p>0.2850678732981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x4 = </text:p>
          </table:table-cell>
          <table:table-cell table:formula="of:=[.F23]" office:value-type="float" office:value="-0.203689878275956" calcext:value-type="float">
            <text:p>-0.203689878275956</text:p>
          </table:table-cell>
          <table:table-cell table:number-columns-repeated="4"/>
          <table:table-cell table:style-name="ce3" office:value-type="string" calcext:value-type="string">
            <text:p>x4 = </text:p>
          </table:table-cell>
          <table:table-cell table:formula="of:=[.L23]" office:value-type="float" office:value="-0.203619909476638" calcext:value-type="float">
            <text:p>-0.2036199094766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AR PL SungtiL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0:44:39.210371192</meta:creation-date>
    <dc:date>2023-10-31T11:35:06.473766648</dc:date>
    <meta:editing-duration>PT50M28S</meta:editing-duration>
    <meta:editing-cycles>1</meta:editing-cycles>
    <meta:document-statistic meta:table-count="1" meta:cell-count="238" meta:object-count="0"/>
    <meta:generator>LibreOffice/7.6.2.1$Linux_X86_64 LibreOffice_project/60$Build-1</meta:generator>
  </office:meta>
</office:document-meta>
</file>